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236" calcext:value-type="float">
            <text:p>98.8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7768" calcext:value-type="float">
            <text:p>98.7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9716" calcext:value-type="float">
            <text:p>99.1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27184" calcext:value-type="float">
            <text:p>98.6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10064" calcext:value-type="float">
            <text:p>98.8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54488" calcext:value-type="float">
            <text:p>99.1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108" calcext:value-type="float">
            <text:p>100.0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7912" calcext:value-type="float">
            <text:p>99.1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28936" calcext:value-type="float">
            <text:p>98.9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0752" calcext:value-type="float">
            <text:p>98.9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0568" calcext:value-type="float">
            <text:p>98.2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7728" calcext:value-type="float">
            <text:p>98.4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3304" calcext:value-type="float">
            <text:p>98.0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16088" calcext:value-type="float">
            <text:p>96.7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8104" calcext:value-type="float">
            <text:p>98.3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316" calcext:value-type="float">
            <text:p>97.6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7" calcext:value-type="float">
            <text:p>97.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48848" calcext:value-type="float">
            <text:p>99.7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9-07-1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40344" calcext:value-type="float">
            <text:p>97.2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9-12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67792" calcext:value-type="float">
            <text:p>101.9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99056" calcext:value-type="float">
            <text:p>103.6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608" calcext:value-type="float">
            <text:p>101.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9088" calcext:value-type="float">
            <text:p>102.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00152" calcext:value-type="float">
            <text:p>101.8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95208" calcext:value-type="float">
            <text:p>97.2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6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6648" calcext:value-type="float">
            <text:p>97.3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9336" calcext:value-type="float">
            <text:p>98.3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8456" calcext:value-type="float">
            <text:p>98.8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3264" calcext:value-type="float">
            <text:p>97.7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9184" calcext:value-type="float">
            <text:p>99.3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83344" calcext:value-type="float">
            <text:p>98.3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8816" calcext:value-type="float">
            <text:p>97.9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4784" calcext:value-type="float">
            <text:p>98.4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8096" calcext:value-type="float">
            <text:p>99.8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8856" calcext:value-type="float">
            <text:p>98.2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09224" calcext:value-type="float">
            <text:p>99.7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1992" calcext:value-type="float">
            <text:p>98.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3792" calcext:value-type="float">
            <text:p>100.4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7496" calcext:value-type="float">
            <text:p>98.8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108" calcext:value-type="float">
            <text:p>100.0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1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3616" calcext:value-type="float">
            <text:p>98.2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0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2704" calcext:value-type="float">
            <text:p>94.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0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19976" calcext:value-type="float">
            <text:p>95.8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0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90096" calcext:value-type="float">
            <text:p>100.5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0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52" calcext:value-type="float">
            <text:p>95.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44304" calcext:value-type="float">
            <text:p>98.4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0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6252" calcext:value-type="float">
            <text:p>96.3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0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3336" calcext:value-type="float">
            <text:p>96.0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200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436" calcext:value-type="float">
            <text:p>95.8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1998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048" calcext:value-type="float">
            <text:p>95.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1996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384" calcext:value-type="float">
            <text:p>95.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08" calcext:value-type="float">
            <text:p>94.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199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36" calcext:value-type="float">
            <text:p>97.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198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3856" calcext:value-type="float">
            <text:p>96.3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198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7712" calcext:value-type="float">
            <text:p>93.7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198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1986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1904" calcext:value-type="float">
            <text:p>94.4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198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22368" calcext:value-type="float">
            <text:p>93.6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198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45072" calcext:value-type="float">
            <text:p>95.4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198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71392" calcext:value-type="float">
            <text:p>92.6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198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876" calcext:value-type="float">
            <text:p>92.9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198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1828" calcext:value-type="float">
            <text:p>92.9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197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068" calcext:value-type="float">
            <text:p>92.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197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484" calcext:value-type="float">
            <text:p>92.0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197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197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4496" calcext:value-type="float">
            <text:p>90.0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197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7424" calcext:value-type="float">
            <text:p>89.1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197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8032" calcext:value-type="float">
            <text:p>88.6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197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2403</text:p>
          </table:table-cell>
          <table:table-cell office:value-type="string" calcext:value-type="string">
            <text:p>Hill City Quad</text:p>
          </table:table-cell>
          <table:table-cell office:value-type="string" calcext:value-type="string">
            <text:p>197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74" meta:object-count="0"/>
    <meta:user-defined meta:name="AppVersion">3.0</meta:user-defined>
  </office:meta>
</office:document-meta>
</file>